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imBraille" svg:font-family="SimBraille" style:font-family-generic="modern" style:font-pitch="fixed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style:font-name="odt2braille 6 dot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02983" text:style-name="Numbering_20_1">
        <text:list-item>
          <text:p text:style-name="P1">⠁⠀⠜⠀⠡⠀⠷⠀⠷</text:p>
        </text:list-item>
        <text:list-item>
          <text:p text:style-name="P1">⠃</text:p>
        </text:list-item>
        <text:list-item>
          <text:p text:style-name="P1">⠉⠀⠯</text:p>
        </text:list-item>
        <text:list-item>
          <text:p text:style-name="P1">⠙</text:p>
        </text:list-item>
        <text:list-item>
          <text:p text:style-name="P1">⠑⠀⠫⠀⠣⠀⠮⠀⠿</text:p>
        </text:list-item>
        <text:list-item>
          <text:p text:style-name="P1">⠋</text:p>
        </text:list-item>
        <text:list-item>
          <text:p text:style-name="P1">⠛</text:p>
        </text:list-item>
        <text:list-item>
          <text:p text:style-name="P1">⠓</text:p>
        </text:list-item>
        <text:list-item>
          <text:p text:style-name="P1">⠊⠀⠻⠀⠩⠀⠌⠀⠌</text:p>
        </text:list-item>
        <text:list-item>
          <text:p text:style-name="P1">⠚</text:p>
        </text:list-item>
        <text:list-item>
          <text:p text:style-name="P1">⠅</text:p>
        </text:list-item>
        <text:list-item>
          <text:p text:style-name="P1">⠇</text:p>
        </text:list-item>
        <text:list-item>
          <text:p text:style-name="P1">⠍</text:p>
        </text:list-item>
        <text:list-item>
          <text:p text:style-name="P1">⠝⠀⠻</text:p>
        </text:list-item>
        <text:list-item>
          <text:p text:style-name="P1">⠕⠀⠪⠀⠹⠀⠬⠀⠬</text:p>
        </text:list-item>
        <text:list-item>
          <text:p text:style-name="P1">⠏</text:p>
        </text:list-item>
        <text:list-item>
          <text:p text:style-name="P1">⠟</text:p>
        </text:list-item>
        <text:list-item>
          <text:p text:style-name="P1">⠗</text:p>
        </text:list-item>
        <text:list-item>
          <text:p text:style-name="P1">⠎⠀⠮</text:p>
        </text:list-item>
        <text:list-item>
          <text:p text:style-name="P1">⠞</text:p>
        </text:list-item>
        <text:list-item>
          <text:p text:style-name="P1">⠥⠀⠳⠀⠱⠀⠾⠀⠾</text:p>
        </text:list-item>
        <text:list-item>
          <text:p text:style-name="P1">⠧</text:p>
        </text:list-item>
        <text:list-item>
          <text:p text:style-name="P1">⠺</text:p>
        </text:list-item>
        <text:list-item>
          <text:p text:style-name="P1">⠭</text:p>
        </text:list-item>
        <text:list-item>
          <text:p text:style-name="P1">⠽</text:p>
        </text:list-item>
        <text:list-item>
          <text:p text:style-name="P1">⠵</text:p>
        </text:list-item>
        <text:list-item>
          <text:p text:style-name="P1">⠏⠥⠝⠞⠀⠲</text:p>
        </text:list-item>
        <text:list-item>
          <text:p text:style-name="P1">⠅⠕⠍⠍⠁⠀⠂</text:p>
        </text:list-item>
        <text:list-item>
          <text:p text:style-name="P1">⠏⠥⠝⠞⠅⠕⠍⠍⠁⠀⠆</text:p>
        </text:list-item>
        <text:list-item>
          <text:p text:style-name="P1">⠙⠥⠃⠃⠑⠇⠑⠀⠏⠥⠝⠞⠀⠒</text:p>
        </text:list-item>
        <text:list-item>
          <text:p text:style-name="P1">⠧⠗⠁⠁⠛⠞⠑⠅⠑⠝⠀⠢</text:p>
        </text:list-item>
        <text:list-item>
          <text:p text:style-name="P1"><text:soft-page-break/>⠥⠊⠞⠗⠕⠑⠏⠞⠑⠅⠑⠝⠀⠖</text:p>
        </text:list-item>
        <text:list-item>
          <text:p text:style-name="P1">⠎⠉⠓⠥⠊⠝⠑⠀⠎⠞⠗⠑⠑⠏⠀⠌</text:p>
        </text:list-item>
        <text:list-item>
          <text:p text:style-name="P1">⠇⠊⠛⠛⠑⠝⠙⠀⠎⠞⠗⠑⠑⠏⠚⠑⠀⠤</text:p>
        </text:list-item>
        <text:list-item>
          <text:p text:style-name="P1">⠃⠑⠇⠑⠞⠎⠑⠇⠞⠑⠅⠑⠝⠀⠲⠲⠲</text:p>
        </text:list-item>
        <text:list-item>
          <text:p text:style-name="P1">⠦⠗⠕⠝⠙⠑⠀⠓⠁⠁⠅⠚⠑⠎⠴</text:p>
        </text:list-item>
        <text:list-item>
          <text:p text:style-name="P1">⠶⠙⠥⠃⠃⠑⠇⠑⠀⠁⠁⠝⠓⠁⠇⠊⠝⠛⠎⠞⠑⠅⠑⠝⠎⠶</text:p>
        </text:list-item>
        <text:list-item>
          <text:p text:style-name="P1">⠄⠑⠝⠅⠑⠇⠑⠀⠁⠁⠝⠓⠁⠇⠊⠝⠛⠎⠞⠑⠅⠑⠝⠎⠄</text:p>
        </text:list-item>
        <text:list-item>
          <text:p text:style-name="P1">⠷⠧⠊⠑⠗⠅⠁⠝⠞⠑⠀⠓⠁⠁⠅⠚⠑⠎⠾</text:p>
        </text:list-item>
        <text:list-item>
          <text:p text:style-name="P1">⠁⠍⠏⠑⠗⠎⠁⠝⠙⠀⠯</text:p>
        </text:list-item>
        <text:list-item>
          <text:p text:style-name="P1">⠁⠎⠞⠑⠗⠊⠎⠅⠀⠔</text:p>
        </text:list-item>
        <text:list-item>
          <text:p text:style-name="P1">⠁⠞⠀⠜</text:p>
        </text:list-item>
        <text:list-item>
          <text:p text:style-name="P1">⠃⠁⠉⠅⠎⠇⠁⠎⠓⠀⠐⠡</text:p>
        </text:list-item>
        <text:list-item>
          <text:p text:style-name="P1">⠉⠕⠏⠽⠗⠊⠛⠓⠞⠀⠐⠉</text:p>
        </text:list-item>
        <text:list-item>
          <text:p text:style-name="P1">⠙⠕⠇⠇⠁⠗⠀⠙</text:p>
        </text:list-item>
        <text:list-item>
          <text:p text:style-name="P1">⠑⠥⠗⠕⠀⠑</text:p>
        </text:list-item>
        <text:list-item>
          <text:p text:style-name="P1">⠛⠑⠇⠊⠚⠅⠓⠑⠊⠙⠎⠞⠑⠅⠑⠝⠀⠶</text:p>
        </text:list-item>
        <text:list-item>
          <text:p text:style-name="P1">⠛⠗⠕⠞⠑⠗⠀⠙⠁⠝⠀⠐⠕</text:p>
        </text:list-item>
        <text:list-item>
          <text:p text:style-name="P1">⠓⠑⠅⠚⠑⠀⠐⠼</text:p>
        </text:list-item>
        <text:list-item>
          <text:p text:style-name="P1">⠅⠇⠑⠊⠝⠑⠗⠀⠙⠁⠝⠀⠐⠪</text:p>
        </text:list-item>
        <text:list-item>
          <text:p text:style-name="P1">⠏⠁⠗⠁⠛⠗⠁⠁⠋⠀⠬</text:p>
        </text:list-item>
        <text:list-item>
          <text:p text:style-name="P1">⠏⠕⠝⠙⠀⠏</text:p>
        </text:list-item>
        <text:list-item>
          <text:p text:style-name="P1">⠗⠑⠛⠊⠎⠞⠑⠗⠑⠙⠀⠐⠗</text:p>
        </text:list-item>
        <text:list-item>
          <text:p text:style-name="P1">⠥⠝⠙⠑⠗⠎⠉⠕⠗⠑⠀⠸</text:p>
        </text:list-item>
        <text:list-item>
          <text:p text:style-name="P1">⠽⠑⠝⠀⠽</text:p>
        </text:list-item>
        <text:list-item>
          <text:p text:style-name="P1">⠼⠁</text:p>
        </text:list-item>
        <text:list-item>
          <text:p text:style-name="P1">⠼⠃</text:p>
        </text:list-item>
        <text:list-item>
          <text:p text:style-name="P1">⠼⠉</text:p>
        </text:list-item>
        <text:list-item>
          <text:p text:style-name="P1">⠼⠙</text:p>
        </text:list-item>
        <text:list-item>
          <text:p text:style-name="P1">⠼⠑</text:p>
        </text:list-item>
        <text:list-item>
          <text:p text:style-name="P1">⠼⠋</text:p>
        </text:list-item>
        <text:list-item>
          <text:p text:style-name="P1">⠼⠛</text:p>
        </text:list-item>
        <text:list-item>
          <text:p text:style-name="P1"><text:soft-page-break/>⠼⠓</text:p>
        </text:list-item>
        <text:list-item>
          <text:p text:style-name="P1">⠼⠊</text:p>
        </text:list-item>
        <text:list-item>
          <text:p text:style-name="P1">⠼⠚</text:p>
        </text:list-item>
        <text:list-item>
          <text:p text:style-name="P1">⠼⠁⠲⠃⠉⠙⠲⠑⠋⠛⠂⠓⠊</text:p>
        </text:list-item>
        <text:list-item>
          <text:p text:style-name="P1">⠼⠚⠑⠚⠤⠼⠁⠃⠀⠼⠉⠙⠀⠼⠑⠋</text:p>
        </text:list-item>
        <text:list-item>
          <text:p text:style-name="P1">⠼⠚⠑⠚⠌⠼⠛⠓⠀⠼⠊⠚⠀⠼⠁⠃</text:p>
        </text:list-item>
        <text:list-item>
          <text:p text:style-name="P1">⠼⠚⠑⠚⠤⠼⠉⠙⠲⠑⠋⠲⠛⠓</text:p>
        </text:list-item>
        <text:list-item>
          <text:p text:style-name="P1">⠘⠃⠑⠼⠚⠉⠀⠼⠙⠛⠙⠛⠀⠼⠚⠋⠉⠛⠀⠼⠓⠁⠓⠙</text:p>
        </text:list-item>
        <text:list-item>
          <text:p text:style-name="P1">⠖⠀⠼⠉⠃⠀⠼⠁⠁⠀⠼⠉⠃⠀⠼⠙⠉⠀⠼⠑⠙</text:p>
        </text:list-item>
        <text:list-item>
          <text:p text:style-name="P1">⠼⠁⠠⠑⠂⠀⠼⠁⠎⠞⠑</text:p>
        </text:list-item>
        <text:list-item>
          <text:p text:style-name="P1">⠼⠃⠠⠑⠂⠀⠼⠃⠠⠙⠑</text:p>
        </text:list-item>
        <text:list-item>
          <text:p text:style-name="P1">⠼⠉⠠⠑⠂⠀⠼⠉⠠⠙⠑</text:p>
        </text:list-item>
        <text:list-item>
          <text:p text:style-name="P1">⠼⠁⠑⠠⠑⠂⠀⠼⠃⠛⠎⠞⠑</text:p>
        </text:list-item>
        <text:list-item>
          <text:p text:style-name="P1">⠼⠁⠚⠠⠁</text:p>
        </text:list-item>
        <text:list-item>
          <text:p text:style-name="P1">⠼⠁⠃⠲⠠⠃</text:p>
        </text:list-item>
        <text:list-item>
          <text:p text:style-name="P1">⠼⠁⠀⠖⠀⠼⠃⠀⠶⠀⠼⠉</text:p>
        </text:list-item>
        <text:list-item>
          <text:p text:style-name="P1">⠼⠊⠀⠤⠀⠼⠑⠀⠶⠀⠼⠙</text:p>
        </text:list-item>
        <text:list-item>
          <text:p text:style-name="P1">⠼⠉⠀⠦⠀⠼⠉⠀⠶⠀⠼⠊</text:p>
        </text:list-item>
        <text:list-item>
          <text:p text:style-name="P1">⠼⠓⠀⠲⠀⠼⠙⠀⠶⠀⠼⠃</text:p>
        </text:list-item>
        <text:list-item>
          <text:p text:style-name="P1">⠼⠋⠑⠐⠖⠤⠅⠁⠁⠗⠞</text:p>
        </text:list-item>
        <text:list-item>
          <text:p text:style-name="P1">⠼⠙⠚⠤⠚⠁⠗⠊⠛⠑</text:p>
        </text:list-item>
        <text:list-item>
          <text:p text:style-name="P1">⠼⠛⠊⠂⠑⠀⠿</text:p>
        </text:list-item>
        <text:list-item>
          <text:p text:style-name="P1">⠼⠁⠑⠀⠿</text:p>
        </text:list-item>
        <text:list-item>
          <text:p text:style-name="P1">⠼⠉⠛⠂⠓⠈⠴⠀⠨⠉</text:p>
        </text:list-item>
        <text:list-item>
          <text:p text:style-name="P1">⠼⠋⠑⠀⠍⠌⠼⠃</text:p>
        </text:list-item>
        <text:list-item>
          <text:p text:style-name="P1">⠼⠁⠲⠚⠚⠚⠀⠉⠍⠌⠼⠉</text:p>
        </text:list-item>
        <text:list-item>
          <text:p text:style-name="P1">⠼⠁⠌⠼⠃⠀⠅⠛⠀⠤⠀⠼⠁⠌⠼⠃⠀⠅⠛</text:p>
        </text:list-item>
        <text:list-item>
          <text:p text:style-name="P1">⠼⠁⠌⠼⠙⠀⠇⠀⠤⠀⠼⠁⠌⠼⠙⠀⠇</text:p>
        </text:list-item>
        <text:list-item>
          <text:p text:style-name="P1">⠘⠉⠕⠡⠆⠤⠥⠊⠞⠎⠞⠕⠕⠞⠒⠀⠼⠁⠑⠓⠀⠛⠀⠘⠉⠕⠡⠆⠌⠅⠍</text:p>
        </text:list-item>
        <text:list-item>
          <text:p text:style-name="P1">⠨⠃⠑⠝⠑⠙⠊⠉⠞⠥⠎⠀⠘⠭⠧⠊</text:p>
        </text:list-item>
        <text:list-item>
          <text:p text:style-name="P1">⠨⠚⠕⠵⠑⠋⠀⠘⠊⠊⠤⠠⠎⠞⠗⠁⠁⠞</text:p>
        </text:list-item>
        <text:list-item>
          <text:p text:style-name="P1"><text:soft-page-break/>⠘⠺⠕⠀⠘⠊⠊</text:p>
        </text:list-item>
        <text:list-item>
          <text:p text:style-name="P1">⠘⠑⠑⠝⠀⠺⠕⠕⠗⠙⠀⠊⠝⠀⠓⠕⠕⠋⠙⠇⠑⠞⠞⠑⠗⠎</text:p>
        </text:list-item>
        <text:list-item>
          <text:p text:style-name="P1">⠘⠞⠺⠑⠑⠀⠘⠺⠕⠕⠗⠙⠑⠝⠀⠊⠝⠀⠓⠕⠕⠋⠙⠇⠑⠞⠞⠑⠗⠎</text:p>
        </text:list-item>
        <text:list-item>
          <text:p text:style-name="P1">⠘⠙⠗⠊⠑⠀⠘⠺⠕⠕⠗⠙⠑⠝⠀⠘⠊⠝⠀⠓⠕⠕⠋⠙⠇⠑⠞⠞⠑⠗⠎</text:p>
        </text:list-item>
        <text:list-item>
          <text:p text:style-name="P1">⠘⠘⠍⠑⠑⠗⠀⠙⠁⠝⠀⠙⠗⠊⠑⠀⠘⠺⠕⠕⠗⠙⠑⠝⠀⠊⠝⠀⠓⠕⠕⠋⠙⠇⠑⠞⠞⠑⠗⠎</text:p>
        </text:list-item>
        <text:list-item>
          <text:p text:style-name="P1">⠘⠃⠞⠺⠤⠞⠁⠗⠊⠑⠋⠀⠧⠕⠇⠇⠑⠙⠊⠛⠀⠊⠝⠀⠓⠕⠕⠋⠙⠇⠑⠞⠞⠑⠗⠎</text:p>
        </text:list-item>
        <text:list-item>
          <text:p text:style-name="P1">⠘⠃⠞⠺⠤⠠⠞⠁⠗⠊⠑⠋⠀⠁⠇⠇⠑⠑⠝⠀⠃⠞⠺⠀⠊⠝⠀⠓⠕⠕⠋⠙⠇⠑⠞⠞⠑⠗⠎</text:p>
        </text:list-item>
        <text:list-item>
          <text:p text:style-name="P1">⠘⠏⠐⠖⠗⠀⠏⠁⠗⠅⠀⠁⠝⠙⠀⠗⠊⠙⠑</text:p>
        </text:list-item>
        <text:list-item>
          <text:p text:style-name="P1">⠘⠝⠤⠧⠁⠀⠨⠝⠊⠑⠥⠺⠤⠨⠧⠇⠁⠁⠍⠎⠑⠀⠨⠁⠇⠇⠊⠁⠝⠞⠊⠑</text:p>
        </text:list-item>
        <text:list-item>
          <text:p text:style-name="P1">⠘⠉⠙⠐⠯⠧⠀⠨⠉⠓⠗⠊⠎⠞⠑⠝⠤⠨⠙⠑⠍⠕⠉⠗⠁⠞⠊⠎⠉⠓⠀⠑⠝⠀⠨⠧⠇⠁⠁⠍⠎</text:p>
        </text:list-item>
        <text:list-item>
          <text:p text:style-name="P1">⠘⠺⠲⠋⠲⠀⠨⠓⠑⠗⠍⠁⠝⠎</text:p>
        </text:list-item>
        <text:list-item>
          <text:p text:style-name="P1">⠘⠋⠁⠟⠄⠠⠎</text:p>
        </text:list-item>
        <text:list-item>
          <text:p text:style-name="P1">⠘⠧⠞⠍⠄⠠⠑⠗</text:p>
        </text:list-item>
        <text:list-item>
          <text:p text:style-name="P1">⠼⠋⠑⠐⠖⠄⠑⠗</text:p>
        </text:list-item>
        <text:list-item>
          <text:p text:style-name="P1">⠘⠘⠎⠇⠁⠁⠞⠀⠙⠑⠀⠧⠇⠁⠍⠀⠊⠝⠀⠙⠑⠀⠏⠁⠝⠂⠀⠙⠑⠅⠀⠙⠑⠀⠧⠥⠥⠗⠓⠁⠁⠗⠙⠀⠙⠁⠝⠀⠁⠋⠀⠍⠑⠞⠀⠑⠑⠝⠀⠃⠗⠁⠝⠙⠺⠑⠗⠑⠝⠙⠑⠀⠙⠑⠅⠑⠝⠀⠕⠋⠀⠑⠑⠝⠀⠧⠕⠉⠓⠞⠊⠛⠑⠀⠘⠙⠕⠑⠅⠲</text:p>
        </text:list-item>
        <text:list-item>
          <text:p text:style-name="P1">⠇⠊⠎⠁⠸⠙⠊⠗⠅⠜⠽⠁⠓⠕⠕⠲⠉⠕⠍</text:p>
        </text:list-item>
        <text:list-item>
          <text:p text:style-name="P1">⠓⠞⠞⠏⠒⠌⠌⠺⠺⠺⠲⠁⠧⠓⠲⠁⠎⠎⠕⠲⠋⠗</text:p>
        </text:list-item>
        <text:list-item>
          <text:p text:style-name="P1">⠨⠉⠒⠐⠡⠨⠙⠕⠉⠥⠍⠑⠝⠞⠎⠀⠁⠝⠙⠀⠨⠎⠑⠞⠞⠊⠝⠛⠎</text:p>
        </text:list-item>
        <text:list-item>
          <text:p text:style-name="P1">⠑⠼⠁⠃⠂⠉⠑</text:p>
        </text:list-item>
        <text:list-item>
          <text:p text:style-name="P1">⠑⠼⠁⠃⠂⠉⠑</text:p>
        </text:list-item>
        <text:list-item>
          <text:p text:style-name="P1">⠙⠼⠁⠚⠂⠚⠚</text:p>
        </text:list-item>
        <text:list-item>
          <text:p text:style-name="P1">⠙⠼⠁⠚⠂⠚⠚</text:p>
        </text:list-item>
        <text:list-item>
          <text:p text:style-name="P1">⠏⠼⠋⠑⠂⠙⠛</text:p>
        </text:list-item>
        <text:list-item>
          <text:p text:style-name="P1">⠏⠼⠋⠑⠂⠙⠛</text:p>
        </text:list-item>
        <text:list-item>
          <text:p text:style-name="P1">⠽⠼⠁⠚⠚⠲⠚⠚⠚</text:p>
        </text:list-item>
        <text:list-item>
          <text:p text:style-name="P1">⠽⠼⠁⠚⠚⠲⠚⠚⠚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imBraille" svg:font-family="SimBraille" style:font-family-generic="modern" style:font-pitch="fixed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padding="0cm" fo:border="none" style:shadow="none" style:join-border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9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0.101cm" fo:margin-left="1.4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0.6cm" fo:margin-left="1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1.101cm" fo:margin-left="1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1.6cm" fo:margin-left="1.4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2.101cm" fo:margin-left="1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2.6cm" fo:margin-left="1.4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3.101cm" fo:margin-left="1.4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0T11:00:18.24</meta:creation-date>
    <meta:generator>OpenOffice.org/3.3$Win32 OpenOffice.org_project/330m19$Build-9561</meta:generator>
    <dc:date>2011-05-20T12:57:20.17</dc:date>
    <dc:creator>Bert Frees</dc:creator>
    <meta:editing-duration>PT1H55M7S</meta:editing-duration>
    <meta:editing-cycles>2</meta:editing-cycles>
    <meta:document-statistic meta:table-count="0" meta:image-count="0" meta:object-count="0" meta:page-count="4" meta:paragraph-count="119" meta:word-count="238" meta:character-count="1764"/>
    <meta:user-defined meta:name="[BRL]BraillePageNumbers" meta:value-type="boolean">false</meta:user-defined>
    <meta:user-defined meta:name="[BRL]BrintpageNumbersInToc" meta:value-type="boolean">false</meta:user-defined>
    <meta:user-defined meta:name="[BRL]PageSeparator" meta:value-type="boolean">false</meta:user-defined>
  </office:meta>
</office:document-meta>
</file>